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00314B0D0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Nimbus Roman No9 L" svg:font-family="'Nimbus Roman No9 L'"/>
    <style:font-face style:name="Nimbus Sans L" svg:font-family="'Nimbus Sans L'"/>
    <style:font-face style:name="Nimbus Roman No9 L1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1" svg:font-family="'Nimbus Sans L'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line-height="150%" fo:text-align="start" style:justify-single-word="false">
        <style:tab-stops>
          <style:tab-stop style:position="8.493cm"/>
        </style:tab-stops>
      </style:paragraph-properties>
      <style:text-properties style:font-name="Nimbus Roman No9 L1" fo:font-size="13pt" fo:background-color="transparent" style:font-size-asian="13pt" style:font-size-complex="13pt"/>
    </style:style>
    <style:style style:name="P7" style:family="paragraph" style:parent-style-name="Standard">
      <style:paragraph-properties fo:line-height="150%" fo:text-align="center" style:justify-single-word="false"/>
      <style:text-properties fo:font-size="13pt" fo:background-color="transparent" style:font-size-asian="13pt" style:font-size-complex="13pt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8.493cm"/>
        </style:tab-stops>
      </style:paragraph-properties>
      <style:text-properties fo:font-size="13pt" fo:background-color="transparent" style:font-size-asian="13pt" style:font-size-complex="13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Nimbus Roman No9 L1" fo:font-size="16pt" fo:background-color="transparent" style:font-size-asian="16pt" style:font-size-complex="16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Nimbus Roman No9 L1" fo:font-size="16pt" fo:background-color="transparent" style:font-size-asian="16pt" style:font-size-complex="16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Nimbus Roman No9 L1" fo:font-size="16pt" fo:font-weight="bold" fo:background-color="transparent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Nimbus Roman No9 L1" fo:font-size="16pt" style:font-size-asian="16pt" style:font-size-complex="16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Nimbus Roman No9 L1"/>
    </style:style>
    <style:style style:name="P14" style:family="paragraph" style:parent-style-name="Standard">
      <style:paragraph-properties fo:line-height="150%" fo:text-align="start" style:justify-single-word="false"/>
      <style:text-properties style:font-name="Nimbus Roman No9 L1" fo:font-size="13pt" fo:background-color="transparent" style:font-size-asian="13pt" style:font-size-complex="13pt"/>
    </style:style>
    <style:style style:name="P15" style:family="paragraph" style:parent-style-name="Standard">
      <style:paragraph-properties fo:line-height="150%" fo:text-align="start" style:justify-single-word="false">
        <style:tab-stops>
          <style:tab-stop style:position="8.493cm"/>
        </style:tab-stops>
      </style:paragraph-properties>
      <style:text-properties style:font-name="Nimbus Roman No9 L1" fo:font-size="13pt" fo:background-color="transparent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style:font-name="Nimbus Roman No9 L1" fo:font-size="13pt" fo:background-color="transparent" style:font-size-asian="13pt" style:font-size-complex="13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Nimbus Roman No9 L1" fo:font-size="20pt" fo:font-weight="bold" fo:background-color="transparent" style:font-size-asian="20pt" style:font-weight-asian="bold" style:font-size-complex="20pt" style:font-weight-complex="bold"/>
    </style:style>
    <style:style style:name="P18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Nimbus Roman No9 L1" fo:font-size="18pt" fo:background-color="transparent" style:font-size-asian="18pt" style:font-size-complex="18pt"/>
    </style:style>
    <style:style style:name="P19" style:family="paragraph" style:parent-style-name="Standard">
      <style:paragraph-properties fo:line-height="150%" fo:text-align="start" style:justify-single-word="false" fo:break-before="page">
        <style:tab-stops>
          <style:tab-stop style:position="8.493cm"/>
        </style:tab-stops>
      </style:paragraph-properties>
      <style:text-properties fo:font-size="13pt" fo:background-color="transparent" style:font-size-asian="13pt" style:font-size-complex="13pt"/>
    </style:style>
    <style:style style:name="P20" style:family="paragraph" style:parent-style-name="comment">
      <style:paragraph-properties fo:margin-left="0cm" fo:margin-right="0cm" fo:text-indent="0cm" style:auto-text-indent="false" fo:break-before="page"/>
    </style:style>
    <style:style style:name="P21" style:family="paragraph" style:parent-style-name="comment">
      <style:paragraph-properties fo:margin-left="0cm" fo:margin-right="0cm" fo:text-indent="0cm" style:auto-text-indent="false"/>
    </style:style>
    <style:style style:name="T1" style:family="text">
      <style:text-properties style:font-name="Nimbus Roman No9 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UNIWERSYTET MIKOŁAJA KOPERNIKA W TORUNIU</text:p>
      <text:p text:style-name="P9"><draw:frame draw:style-name="fr1" draw:name="graphics1" text:anchor-type="paragraph" svg:x="0.709cm" svg:y="-0.037cm" svg:width="15.685cm" svg:height="0.041cm" draw:z-index="0"><draw:image xlink:href="Pictures/10000000000002800000000314B0D070.png" xlink:type="simple" xlink:show="embed" xlink:actuate="onLoad"/></draw:frame>W Y D Z I A Ł <text:s text:c="2"/>M A T E M A T Y K I <text:s text:c="2"/>I <text:s text:c="2"/>I N F O R M A T Y K I</text:p>
      <text:p text:style-name="P13"/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1">Paweł Piątkowski</text:p>
      <text:p text:style-name="P9"/>
      <text:p text:style-name="P17">GRAFICZNY EDYTOR ZAPYTAŃ TYPU SODA</text:p>
      <text:p text:style-name="P9"/>
      <text:p text:style-name="P12"/>
      <text:p text:style-name="P9"/>
      <text:p text:style-name="P9"/>
      <text:p text:style-name="P12"/>
      <text:p text:style-name="P12"/>
      <text:p text:style-name="P12"/>
      <text:p text:style-name="P15"><text:tab/><text:line-break/></text:p>
      <text:p text:style-name="P15"/>
      <text:p text:style-name="P15"><draw:frame draw:style-name="fr1" draw:name="graphics2" text:anchor-type="paragraph" svg:x="4.932cm" svg:y="0.61cm" svg:width="6.957cm" svg:height="0.041cm" draw:z-index="1"><draw:image xlink:href="Pictures/10000000000002800000000314B0D070.png" xlink:type="simple" xlink:show="embed" xlink:actuate="onLoad"/></draw:frame></text:p>
      <text:p text:style-name="P16">Toruń 2010</text:p>
      <text:p text:style-name="P7"/>
      <text:p text:style-name="P19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/text:p>
      <text:p text:style-name="P8"/>
      <text:p text:style-name="P8"/>
      <text:p text:style-name="P8"/>
      <text:p text:style-name="P8"/>
      <text:p text:style-name="P8"/>
      <text:p text:style-name="P8"><text:tab/><text:span text:style-name="T1">Praca magisterska </text:span></text:p>
      <text:p text:style-name="P15"><text:tab/>napisana pod kierunkiem</text:p>
      <text:p text:style-name="P15"><text:tab/>dr hab. Krzysztofa Stencla prof. UMK</text:p>
      <text:p text:style-name="P15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Streszczenie</text:p>
      <text:p text:style-name="P21"/>
      <text:p text:style-name="P21"/>
      <text:p text:style-name="P6">Celem niniejszej pracy magisterskiej było stworzenie graficznego edytora zapytań typu SODA. SODA to jeden z mechanizmów dostępu do danych w obiektowej bazie danych db4o. W wyniku prac powstała wtyczka do Eclipse IDE pozwalająca wizualnie tworzyć zapytania SODA. Aplikacja, napisana <text:s/>z użyciem biblioteki GEF (Graphical Editing Framework), pozwala użytkownikowi stworzyć graf zapytania, na podstawie którego generowany jest kod zapytania SODA.</text:p>
      <text:p text:style-name="P6"/>
      <text:table-of-content text:style-name="Sect1" text:protected="true" text:name="Spis treści1">
        <text:table-of-content-source text:outline-level="4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pis treści1_Head">
            <text:p text:style-name="P1">Spis treści</text:p>
          </text:index-title>
          <text:p text:style-name="P5">Rozdział I<text:tab/>5</text:p>
          <text:p text:style-name="P2"><text:s/>1 Podrozdział <text:tab/>5</text:p>
          <text:p text:style-name="P3"><text:s/>1.1 podpunkt<text:tab/>5</text:p>
          <text:p text:style-name="P4"><text:s/>1.1.1 pod-podpunkt<text:tab/>5</text:p>
          <text:p text:style-name="P3"><text:s/>1.2 podpunkt2<text:tab/>5</text:p>
          <text:p text:style-name="P2"><text:s/>2 Podrozdział 2<text:tab/>5</text:p>
          <text:p text:style-name="P3"><text:s/>2.1 podpunkt<text:tab/>5</text:p>
          <text:p text:style-name="P3"><text:s/>2.2 podpunkt2<text:tab/>5</text:p>
          <text:p text:style-name="P4"><text:s/>2.2.1 podpunkt21<text:tab/>5</text:p>
          <text:p text:style-name="P4"><text:s/>2.2.2 podpunkt22<text:tab/>5</text:p>
          <text:p text:style-name="P3"><text:s/>2.3 pdpunkt3<text:tab/>5</text:p>
          <text:p text:style-name="P2"><text:s/>3 Podrozdział3<text:tab/>5</text:p>
          <text:p text:style-name="P2"><text:s/>4 Podrozdział4<text:tab/>5</text:p>
          <text:p text:style-name="P5">Rozdział II<text:tab/>5</text:p>
          <text:p text:style-name="P2"><text:s/>1 podrozdział1<text:tab/>5</text:p>
          <text:p text:style-name="P2"><text:s/>2 podrozdział2<text:tab/>6</text:p>
          <text:p text:style-name="P3"><text:s/>2.1 podpunkt21<text:tab/>6</text:p>
          <text:p text:style-name="P3"><text:s/>2.2 podpunkt22<text:tab/>6</text:p>
        </text:index-body>
      </text:table-of-content>
      <text:p text:style-name="P6"/>
      <text:h text:style-name="Heading_20_1" text:outline-level="1" text:is-list-header="true"><text:soft-page-break/></text:h>
      <text:h text:style-name="Heading_20_1" text:outline-level="1">Rozdział I</text:h>
      <text:p text:style-name="Header">Wprowadzenie</text:p>
      <text:h text:style-name="Heading_20_2" text:outline-level="2">Podrozdział </text:h>
      <text:h text:style-name="Heading_20_3" text:outline-level="3">podpunkt</text:h>
      <text:h text:style-name="Heading_20_4" text:outline-level="4">pod-podpunkt</text:h>
      <text:h text:style-name="Heading_20_3" text:outline-level="3">podpunkt2</text:h>
      <text:h text:style-name="Heading_20_2" text:outline-level="2">Podrozdział 2</text:h>
      <text:h text:style-name="Heading_20_3" text:outline-level="3">podpunkt</text:h>
      <text:h text:style-name="Heading_20_3" text:outline-level="3">podpunkt2</text:h>
      <text:h text:style-name="Heading_20_4" text:outline-level="4">podpunkt21</text:h>
      <text:h text:style-name="Heading_20_4" text:outline-level="4">podpunkt22</text:h>
      <text:h text:style-name="Heading_20_3" text:outline-level="3">pdpunkt3</text:h>
      <text:h text:style-name="Heading_20_2" text:outline-level="2">Podrozdział3</text:h>
      <text:h text:style-name="Heading_20_2" text:outline-level="2">Podrozdział4</text:h>
      <text:p text:style-name="Standard"/>
      <text:h text:style-name="Heading_20_1" text:outline-level="1">Rozdział II</text:h>
      <text:p text:style-name="Standard">Rozwiniecie</text:p>
      <text:p text:style-name="Standard"/>
      <text:h text:style-name="Heading_20_2" text:outline-level="2">podrozdział1</text:h>
      <text:p text:style-name="Standard"/>
      <text:h text:style-name="Heading_20_2" text:outline-level="2"><text:soft-page-break/>podrozdział2</text:h>
      <text:h text:style-name="Heading_20_3" text:outline-level="3">podpunkt21</text:h>
      <text:h text:style-name="Heading_20_3" text:outline-level="3">podpunkt22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Nimbus Roman No9 L" svg:font-family="'Nimbus Roman No9 L'"/>
    <style:font-face style:name="Nimbus Sans L" svg:font-family="'Nimbus Sans L'"/>
    <style:font-face style:name="Nimbus Roman No9 L1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1" svg:font-family="'Nimbus Sans L'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Roman No9 L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mment" style:family="paragraph" style:parent-style-name="Contents_20_7" style:class="text" style:master-page-name="">
      <style:paragraph-properties fo:text-align="center" style:justify-single-word="false" style:page-number="auto">
        <style:tab-stops/>
      </style:paragraph-properties>
      <style:text-properties style:font-name="Nimbus Sans L1" fo:font-size="16pt" fo:font-weight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weł Piątkowski</meta:initial-creator>
    <meta:creation-date>2010-08-30T20:19:22</meta:creation-date>
    <dc:date>2010-08-30T21:52:03</dc:date>
    <dc:creator>Paweł Piątkowski</dc:creator>
    <meta:editing-duration>PT01H17M40S</meta:editing-duration>
    <meta:editing-cycles>4</meta:editing-cycles>
    <meta:generator>OpenOffice.org/3.2$Linux OpenOffice.org_project/320m18$Build-9502</meta:generator>
    <meta:document-statistic meta:table-count="0" meta:image-count="2" meta:object-count="0" meta:page-count="6" meta:paragraph-count="52" meta:word-count="199" meta:character-count="1250"/>
  </office:meta>
</office:document-meta>
</file>